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9.406cm" svg:height="1.26cm" svg:x="2.353cm" svg:y="1.329cm" svg:viewBox="0 0 9407 1261" svg:d="M0 19l978 491M978 510l1028 374M2006 884l1066 251M3072 1135l1087 126M4159 1261l1094-3M5253 1258l1087-129M6340 1129l1063-256M7403 873l1028-378M8431 495l976-495">
          <text:p/>
        </draw:path>
        <draw:line draw:style-name="gr1" draw:layer="layout" svg:x1="2.353cm" svg:y1="1.348cm" svg:x2="2.353cm" svg:y2="1.282cm">
          <text:p/>
        </draw:line>
        <draw:line draw:style-name="gr1" draw:layer="layout" svg:x1="2.353cm" svg:y1="12.83cm" svg:x2="2.353cm" svg:y2="1.348cm">
          <text:p/>
        </draw:line>
        <draw:line draw:style-name="gr1" draw:layer="layout" svg:x1="11.758cm" svg:y1="1.329cm" svg:x2="11.758cm" svg:y2="1.301cm">
          <text:p/>
        </draw:line>
        <draw:line draw:style-name="gr1" draw:layer="layout" svg:x1="11.758cm" svg:y1="12.811cm" svg:x2="11.758cm" svg:y2="1.329cm">
          <text:p/>
        </draw:line>
        <draw:path draw:style-name="gr1" draw:layer="layout" svg:width="9.406cm" svg:height="1.26cm" svg:x="2.353cm" svg:y="0.041cm" svg:viewBox="0 0 9407 1261" svg:d="M9407 1261l-976-496M8431 765l-1028-377M7403 388l-1063-256M6340 132l-1087-130M5253 2l-1094-2M4159 0l-1087 125M3072 125l-1066 252M2006 377l-1028 374M978 751l-978 491">
          <text:p/>
        </draw:path>
        <draw:path draw:style-name="gr1" draw:layer="layout" svg:width="9.406cm" svg:height="1.26cm" svg:x="2.353cm" svg:y="12.81cm" svg:viewBox="0 0 9407 1261" svg:d="M0 19l978 491M978 510l1028 374M2006 884l1066 251M3072 1135l1087 126M4159 1261l1094-2M5253 1259l1087-130M6340 1129l1063-256M7403 873l1028-378M8431 495l976-495">
          <text:p/>
        </draw:path>
        <draw:path draw:style-name="gr1" draw:layer="layout" svg:width="9.406cm" svg:height="1.26cm" svg:x="2.353cm" svg:y="2.744cm" svg:viewBox="0 0 9407 1261" svg:d="M0 19l978 492M978 511l1028 373M2006 884l1066 251M3072 1135l1087 126M4159 1261l1094-2M5253 1259l1087-130M6340 1129l1063-256M7403 873l1028-378M8431 495l976-495">
          <text:p/>
        </draw:path>
        <draw:path draw:style-name="gr1" draw:layer="layout" svg:width="9.406cm" svg:height="1.26cm" svg:x="2.353cm" svg:y="4.15cm" svg:viewBox="0 0 9407 1261" svg:d="M0 19l978 491M978 510l1028 374M2006 884l1066 251M3072 1135l1087 126M4159 1261l1094-2M5253 1259l1087-130M6340 1129l1063-256M7403 873l1028-378M8431 495l976-49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"/>
    <meta:generator>LibreOffice/4.3.3.2$Linux_x86 LibreOffice_project/430m0$Build-2</meta:generator>
  </office:meta>
</office:document-meta>
</file>